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f678" officeooo:paragraph-rsid="001af678"/>
    </style:style>
    <style:style style:name="P2" style:family="paragraph" style:parent-style-name="Standard">
      <style:text-properties fo:font-weight="bold" officeooo:rsid="001af678" officeooo:paragraph-rsid="001af678" style:font-weight-asian="bold" style:font-weight-complex="bold"/>
    </style:style>
    <style:style style:name="P3" style:family="paragraph" style:parent-style-name="Standard">
      <style:text-properties fo:font-weight="normal" officeooo:rsid="001af678" officeooo:paragraph-rsid="001af678" style:font-weight-asian="normal" style:font-weight-complex="normal"/>
    </style:style>
    <style:style style:name="P4" style:family="paragraph" style:parent-style-name="Standard">
      <style:text-properties fo:font-weight="normal" officeooo:rsid="001b58a9" officeooo:paragraph-rsid="001b58a9" style:font-weight-asian="normal" style:font-weight-complex="normal"/>
    </style:style>
    <style:style style:name="P5" style:family="paragraph" style:parent-style-name="Standard">
      <style:text-properties fo:font-weight="normal" officeooo:rsid="001af678" officeooo:paragraph-rsid="001f3dbe" style:font-weight-asian="normal" style:font-weight-complex="normal"/>
    </style:style>
    <style:style style:name="P6" style:family="paragraph" style:parent-style-name="Standard">
      <style:text-properties fo:font-weight="normal" officeooo:rsid="001b58a9" officeooo:paragraph-rsid="001b58a9" style:font-weight-asian="normal" style:font-weight-complex="normal"/>
    </style:style>
    <style:style style:name="P7" style:family="paragraph" style:parent-style-name="Standard">
      <style:text-properties fo:font-weight="normal" officeooo:rsid="001b58a9" officeooo:paragraph-rsid="001f3dbe" style:font-weight-asian="normal" style:font-weight-complex="normal"/>
    </style:style>
    <style:style style:name="T1" style:family="text">
      <style:text-properties officeooo:rsid="001b58a9"/>
    </style:style>
    <style:style style:name="T2" style:family="text">
      <style:text-properties officeooo:rsid="001b900d"/>
    </style:style>
    <style:style style:name="T3" style:family="text">
      <style:text-properties officeooo:rsid="001f3d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gbjørn Drøsshaug</text:p>
      <text:p text:style-name="P1">Individual Reflection Week 2</text:p>
      <text:p text:style-name="P1"/>
      <text:p text:style-name="P2">What do I want to learn or understand better?</text:p>
      <text:p text:style-name="P5"><text:span text:style-name="T3">This week I have </text:span>spent some time doing a small tutorial in Android Studio getting <text:s/>it up and running and making sure that I can simulate and run apps properly. I’ve also played around a little with git and github so <text:span text:style-name="T2">that I have the basics down for </text:span>when we start coding.</text:p>
      <text:p text:style-name="P5"/>
      <text:p text:style-name="P5">This weeks lectures introduced us to the project scope, <text:span text:style-name="T3">as well as </text:span>the android Automotive API which we will be using for our project. So <text:span text:style-name="T2">my goal for next week </text:span>is to read up <text:span text:style-name="T3">on </text:span>and dig around a little bit in the API to familiarize myself with it, and see what kind of utility we can be expecting from it, <text:span text:style-name="T1">and also to have a look at the simulator from SEMCOM.</text:span></text:p>
      <text:p text:style-name="P3"/>
      <text:p text:style-name="P2">How can I help someone else, or the entire team, to learn something new?</text:p>
      <text:p text:style-name="P4">This week we made a first draft of our social contract, and the way we will organize our project moving forward. Our group has varying levels of experience with the different software we have settled on, so I feel I can contribute towards my group by helping out if anyone has any questions regarding some software I might be more familiar with than they are. For next week I will play around with the software I might not be so familiar with <text:span text:style-name="T3">myself, </text:span>to <text:span text:style-name="T3">ease the transition into our first development sprint.</text:span></text:p>
      <text:p text:style-name="P2"/>
      <text:p text:style-name="P2">What is my contribution towards the team’s application of Scrum?</text:p>
      <text:p text:style-name="P4">We have created a first draft of our social contract for the group, and <text:span text:style-name="T2">discussed our groups application of SCRUM</text:span>, so my contribution would be to continue attending all of our meetings and participating in the group brainstorming of ideas and discussions. <text:span text:style-name="T2">Since we randomized our SCRUM master from several candidates, I do not currently have the responsibility specifically, but I will try to keep as close an eye on the SCRUM process as possible – both for the sake of learning—but also for making sure that we as a group don’t stray away from the intended process.</text:span></text:p>
      <text:p text:style-name="P2"/>
      <text:p text:style-name="P2">What is my contribution towards the team’s deliveries?</text:p>
      <text:p text:style-name="P7"><text:span text:style-name="T3">We have had a nice brainstorming session in our first proper meeting where we discussed </text:span>our ideas, user stories and ambition <text:span text:style-name="T3">level for the group</text:span>. We got a couple of general ideas for where our app is heading, and some first drafts for our user stories which we will be discussing on monday with Volvo. <text:span text:style-name="T2">For next weeks goal I would like to look more into the SEMCOM simulator environment, and the Automotive API as we will <text:s/>be going into our first sprint where we will be fleshing out our ideas a bit more, and it would be practical to know what we are capable of in the environment we will be working with. Hopefully Volvo can help us out with this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20:18:23.534000000</meta:creation-date>
    <dc:date>2018-09-20T16:20:04.705000000</dc:date>
    <meta:editing-duration>PT29M36S</meta:editing-duration>
    <meta:editing-cycles>5</meta:editing-cycles>
    <meta:generator>LibreOffice/6.1.0.3$Windows_X86_64 LibreOffice_project/efb621ed25068d70781dc026f7e9c5187a4decd1</meta:generator>
    <meta:document-statistic meta:table-count="0" meta:image-count="0" meta:object-count="0" meta:page-count="1" meta:paragraph-count="11" meta:word-count="485" meta:character-count="2637" meta:non-whitespace-character-count="2161"/>
  </office:meta>
</office:document-meta>
</file>